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89BA313E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3.5cm" svg:x="7.726cm" svg:y="1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3.5cm" svg:y="14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226cm" svg:y1="20.5cm" svg:x2="13.726cm" svg:y2="18cm">
          <text:p text:style-name="P2"/>
        </draw:line>
        <draw:line draw:style-name="gr2" draw:text-style-name="P1" draw:layer="layout" svg:x1="8.226cm" svg:y1="17cm" svg:x2="13.5cm" svg:y2="14.5cm">
          <text:p text:style-name="P2"/>
        </draw:line>
        <draw:frame draw:style-name="gr3" draw:text-style-name="P1" draw:layer="layout" svg:width="2.274cm" svg:height="3.624cm" svg:x="6.726cm" svg:y="22.393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853cm" svg:height="0.983cm" svg:x="7.373cm" svg:y="26.517cm">
          <draw:text-box>
            <text:p text:style-name="P2"><text:span text:style-name="T1">1</text:span></text:p>
          </draw:text-box>
        </draw:frame>
        <draw:frame draw:style-name="gr3" draw:text-style-name="P1" draw:layer="layout" svg:width="2.274cm" svg:height="3.624cm" svg:x="12.726cm" svg:y="22.376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853cm" svg:height="0.983cm" svg:x="13.226cm" svg:y="26.5cm">
          <draw:text-box>
            <text:p text:style-name="P2"><text:span text:style-name="T1">2</text:span></text:p>
          </draw:text-box>
        </draw:frame>
        <draw:measure draw:style-name="gr5" draw:text-style-name="P4" draw:layer="measurelines" svg:x1="6.6cm" svg:y1="20.5cm" svg:x2="6.6cm" svg:y2="14cm">
          <text:p text:style-name="P4">Cycle time</text:p>
        </draw:measure>
        <draw:measure draw:style-name="gr5" draw:text-style-name="P4" draw:layer="layout" svg:x1="6.6cm" svg:y1="14cm" svg:x2="6.6cm" svg:y2="7.5cm">
          <text:p text:style-name="P4">Cycle time</text:p>
        </draw:measure>
        <draw:custom-shape draw:style-name="gr1" draw:text-style-name="P1" draw:layer="layout" svg:width="0.5cm" svg:height="3.5cm" svg:x="7.5cm" svg:y="10.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cm" svg:y1="18cm" svg:x2="8cm" svg:y2="14cm">
          <text:p text:style-name="P2"/>
        </draw:line>
        <draw:line draw:style-name="gr2" draw:text-style-name="P1" draw:layer="layout" svg:x1="13.5cm" svg:y1="14.5cm" svg:x2="8cm" svg:y2="10.5cm">
          <text:p text:style-name="P2"/>
        </draw:line>
        <draw:line draw:style-name="gr2" draw:text-style-name="P1" draw:layer="layout" svg:x1="8cm" svg:y1="14cm" svg:x2="13.5cm" svg:y2="11.5cm">
          <text:p text:style-name="P2"/>
        </draw:line>
        <draw:line draw:style-name="gr2" draw:text-style-name="P1" draw:layer="layout" svg:x1="8cm" svg:y1="10.5cm" svg:x2="13.274cm" svg:y2="8cm">
          <text:p text:style-name="P2"/>
        </draw:line>
        <draw:rect draw:style-name="gr6" draw:text-style-name="P5" draw:layer="layout" svg:width="3.5cm" svg:height="1.5cm" svg:x="8.5cm" svg:y="6.5cm">
          <text:p text:style-name="P5"><text:span text:style-name="T1">...</text:span></text:p>
        </draw:rect>
        <draw:measure draw:style-name="gr5" draw:text-style-name="P4" draw:layer="measurelines" svg:x1="14.5cm" svg:y1="18cm" svg:x2="14.5cm" svg:y2="20.5cm">
          <text:p text:style-name="P6"><text:span text:style-name="T2">∆</text:span><text:span text:style-name="T3">f 1 to 2</text:span></text:p>
        </draw:measure>
        <draw:measure draw:style-name="gr5" draw:text-style-name="P4" draw:layer="layout" svg:x1="14.5cm" svg:y1="14cm" svg:x2="14.5cm" svg:y2="18cm">
          <text:p text:style-name="P6"><text:span text:style-name="T2">∆</text:span><text:span text:style-name="T3">f 2 to 1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ndreas Warberg</meta:initial-creator>
    <meta:creation-date>2008-05-06T15:03:17</meta:creation-date>
    <dc:creator>Andreas Warberg</dc:creator>
    <dc:date>2008-06-14T14:58:31</dc:date>
    <meta:editing-cycles>15</meta:editing-cycles>
    <meta:editing-duration>PT59M1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